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6A2000001A8000001A82D516471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font-size="44pt" style:font-size-asian="44pt" style:font-size-complex="44pt" fo:hyphenate="false"/>
    </style:style>
    <style:style style:name="P2" style:family="paragraph">
      <style:paragraph-properties fo:text-align="start" style:font-independent-line-spacing="true"/>
      <style:text-properties fo:font-size="44pt" style:font-size-asian="44pt" style:font-size-complex="44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text-properties fo:font-size="16pt"/>
    </style:style>
    <style:style style:name="P9" style:family="paragraph">
      <style:paragraph-properties fo:text-align="justify"/>
      <style:text-properties fo:font-size="16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size="20pt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/>
    </style:style>
    <style:style style:name="T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6A2000001A8000001A82D516471.svg" xlink:type="simple" xlink:show="embed" xlink:actuate="onLoad">
        <style:list-level-properties style:vertical-pos="middle" style:vertical-rel="line"/>
      </text:list-level-style-image>
      <text:list-level-style-number text:level="2" style:num-format="A" text:start-value="0">
        <style:list-level-properties/>
        <style:text-properties fo:color="#ea2ae6" fo:font-size="30027%"/>
      </text:list-level-style-number>
      <text:list-level-style-number text:level="3" style:num-format="A" text:start-value="0">
        <style:list-level-properties/>
        <style:text-properties fo:color="#ea2ae6" fo:font-size="-22286%"/>
      </text:list-level-style-number>
      <text:list-level-style-number text:level="4" style:num-format="A" text:start-value="0">
        <style:list-level-properties/>
        <style:text-properties fo:color="#ea2ae6" fo:font-size="45%"/>
      </text:list-level-style-number>
      <text:list-level-style-number text:level="5" style:num-format="A" text:start-value="0">
        <style:list-level-properties/>
        <style:text-properties fo:color="#ea2ae6" fo:font-size="45%"/>
      </text:list-level-style-number>
      <text:list-level-style-number text:level="6" style:num-format="A" text:start-value="0">
        <style:list-level-properties/>
        <style:text-properties fo:color="#ea2ae6" fo:font-size="45%"/>
      </text:list-level-style-number>
      <text:list-level-style-number text:level="7" style:num-format="A" text:start-value="0">
        <style:list-level-properties/>
        <style:text-properties fo:color="#ea2ae6" fo:font-size="45%"/>
      </text:list-level-style-number>
      <text:list-level-style-number text:level="8" style:num-format="A" text:start-value="0">
        <style:list-level-properties/>
        <style:text-properties fo:color="#ea2ae6" fo:font-size="45%"/>
      </text:list-level-style-number>
      <text:list-level-style-number text:level="9" style:num-format="A" text:start-value="0">
        <style:list-level-properties/>
        <style:text-properties fo:color="#ea2ae6" fo:font-size="45%"/>
      </text:list-level-style-number>
      <text:list-level-style-number text:level="10" style:num-format="A" text:start-value="0">
        <style:list-level-properties/>
        <style:text-properties fo:color="#ea2ae6" fo:font-size="45%"/>
      </text:list-level-style-number>
    </text:list-style>
    <text:list-style style:name="L5">
      <text:list-level-style-bullet text:level="1" text:bullet-char="">
        <style:list-level-properties text:space-before="0.001cm" text:min-label-width="0.952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Coalition skill games with incomplete imformation and abundnace of tasks</text:span></text:p>
          </draw:text-box>
        </draw:frame>
        <draw:frame draw:name="Untertitel 2" presentation:style-name="pr2" draw:text-style-name="P4" draw:layer="layout" svg:width="21.574cm" svg:height="3.046cm" svg:x="4.186cm" svg:y="11.252cm" presentation:class="subtitle" presentation:user-transformed="true">
          <draw:text-box>
            <text:p text:style-name="P3">Mitja Phillip Richter, Tobias Pockrandt, Mihail Bogojeski, Björn Fisch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zenario&#9;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Forecast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3">Ziel: den globalen Output zu maximieren</text:span></text:p>
              </text:list-item>
              <text:list-item>
                <text:p text:style-name="P7"><text:span text:style-name="T3"># Aufgaben &gt; # gutem Personal</text:span></text:p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Gesucht ist eine Art Algorithmus mit dem sich eine Menge von Agenten mit spezifischen Fertigkeiten auf eine Menge von Aufgaben matchen lässt.</text:p>
              <text:p/>
              <text:list text:style-name="L4">
                <text:list-item>
                  <text:p><text:s/>Ziel: den globalen Output zu maximieren</text:p>
                </text:list-item>
                <text:list-item>
                  <text:p><text:s/><text:tab/>(Utilatiristische/soziale) Wohlfahrt Maximieren</text:p>
                  <text:list>
                    <text:list-item>
                      <text:p><text:s/>Wer kennt das nicht, man hat viele wichige Aufträge aber nur begrenzt gutes Personal um diese Aufgaben zu erfüllen</text:p>
                    </text:list-item>
                    <text:list-item>
                      <text:p><text:s/>Hierfür suchen wir eine Effiziente verteilung die den Fertigkeiten der Ágenten gerecht wird</text:p>
                    </text:list-item>
                  </text:list>
                </text:list-item>
              </text:list>
            </draw:text-box>
          </draw:frame>
        </presentation:notes>
      </draw:page>
      <draw:page draw:name="Abenteurer (Agenten)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Outline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3">Spezifikation der Rahmenbedinungen</text:span></text:p>
              </text:list-item>
              <text:list-item>
                <text:p text:style-name="P7"><text:span text:style-name="T3">Balgorithmusbeschreibung</text:span></text:p>
              </text:list-item>
              <text:list-item>
                <text:p text:style-name="P7"><text:span text:style-name="T3">Angewandte Methoden</text:span></text:p>
              </text:list-item>
              <text:list-item>
                <text:p text:style-name="P7"><text:span text:style-name="T3">Evaluation</text:span></text:p>
              </text:list-item>
              <text:list-item>
                <text:p text:style-name="P7"><text:span text:style-name="T3">Resumé</text:span></text:p>
              </text:list-item>
              <text:list-item>
                <text:p text:style-name="P7"><text:span text:style-name="T3">Future Wor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traggeber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Problembeschreibung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3"><text:s/></text:span><text:span text:style-name="T4">Matching von Agenten und Aufgaben</text:span></text:p>
              </text:list-item>
              <text:list-item>
                <text:p text:style-name="P7"><text:span text:style-name="T3">Koalitionsbildung erfolgt durch Agenten</text:span></text:p>
              </text:list-item>
              <text:list-item>
                <text:p text:style-name="P7"><text:span text:style-name="T3">Inklusive Verhandlung über Teilnehmer und Outcome</text:span></text:p>
              </text:list-item>
              <text:list-item>
                <text:p text:style-name="P7"><text:span text:style-name="T3">Agenten besitzen nur begrenzte Informationen</text:span></text:p>
                <text:p text:style-name="P7"><text:span text:style-name="T3"><text:s/></text:span></text:p>
              </text:list-item>
              <text:list-item>
                <text:p text:style-name="P7"><text:span text:style-name="T3">Anwendungsbeispiel: Mögliches Verfahren zur Vergabe von Bauaufträgen an Baufirm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user-transformed="true">
            <draw:text-box>
              <text:p text:style-name="P8">Hauptproblem:</text:p>
              <text:p text:style-name="P9">Matching von Agenten und Aufgaben. Dieses Matching soll möglichst Effektiv sein, wobei eine Definition von Effektivität mal aufgeschoben sein soll.</text:p>
              <text:p text:style-name="P9">Es müssen also mehrere Agenten auf noch mehr Aufgaben verteilt <text:tab/>werden. </text:p>
              <text:p text:style-name="P9">Dieses Problem lässt sich leicht auf die Realität übertragen. Verteilung von Bauaufträgen an Baufirmen z.b.</text:p>
              <text:p text:style-name="P9">Die Verteilung soll allerdings nicht von einer Instanz unternommen werden, die aller Permutationen überprüft. </text:p>
              <text:p text:style-name="P9">Die Agenten bewerben sich auf eine Aufgabe und müssen diese im allgemeinen zusammen mit anderen Lösen, sodass eine Verhandlungsphase zwischen den Agenten auftritt.</text:p>
              <text:p text:style-name="P9">Diese Verhandlung ist ein zu Lösendes Unterproblem. <text:s/></text:p>
              <text:p text:style-name="P9">Hinzu kommt das Realitätsnahe fehlen der gesammten Informationen</text:p>
            </draw:text-box>
          </draw:frame>
        </presentation:notes>
      </draw:page>
      <draw:page draw:name="Skills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Spezifischer Aufbau</text:span></text:p>
          </draw:text-box>
        </draw:frame>
        <draw:frame draw:name="Inhaltsplatzhalter 2" presentation:style-name="pr5" draw:text-style-name="P4" draw:layer="layout" svg:width="23.879cm" svg:height="10.779cm" svg:x="1.721cm" svg:y="6cm" presentation:class="outline" presentation:user-transformed="true">
          <draw:text-box>
            <text:list text:style-name="L2">
              <text:list-item>
                <text:p text:style-name="P7"><text:span text:style-name="T3"><text:s/></text:span><text:span text:style-name="T4">Abenteuerer und Quests</text:span></text:p>
              </text:list-item>
              <text:list-item>
                <text:p text:style-name="P7"><text:span text:style-name="T4">while(restskill || deadline)</text:span></text:p>
                <text:list>
                  <text:list-item>
                    <text:p text:style-name="P10"><text:span text:style-name="T4">Nutzen berechnen</text:span></text:p>
                  </text:list-item>
                  <text:list-item>
                    <text:p text:style-name="P10"><text:span text:style-name="T4">Berwebung auf max. 4 Quests</text:span></text:p>
                  </text:list-item>
                  <text:list-item>
                    <text:p text:style-name="P10"><text:span text:style-name="T4">Ermittlung von Koalitionen in allen Quests</text:span></text:p>
                  </text:list-item>
                  <text:list-item>
                    <text:p text:style-name="P10"><text:span text:style-name="T4">Auswahl der besten Koalition für jedes Quest</text:span></text:p>
                  </text:list-item>
                  <text:list-item>
                    <text:p text:style-name="P10"><text:span text:style-name="T4">Entfernen von Überschüssen</text:span></text:p>
                  </text:list-item>
                  <text:list-item>
                    <text:p text:style-name="P10"><text:span text:style-name="T4">Festlegung auf eine Quest / Koalition</text:span></text:p>
                  </text:list-item>
                  <text:list-item>
                    <text:p text:style-name="P10"><text:span text:style-name="T4">Geschlossene Abenteuer sind fi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<text:span text:style-name="T5">Baustelen und Baufirmen sind zu Langweilig.</text:span></text:p>
              <text:p><text:span text:style-name="T5">Daher haben wir Abenteuerer und Quests die zu erledigen sind.</text:span></text:p>
              <text:p><text:span text:style-name="T5">Die Quests erfordern Skills welche von den Abenteurern besessen werden.</text:span></text:p>
              <text:p><text:span text:style-name="T5"/></text:p>
              <text:p><text:span text:style-name="T5">Insgesammt sind mehr Quests vorhanden bzw. erfordern diese mehr Skills als die Agenten zusammen besitzen. </text:span></text:p>
              <text:p><text:span text:style-name="T5">Des weiteren existieren Abenteuer unterschiedlicher Größe, wobei diese im Outcome mehr als Linear ansteigen. </text:span></text:p>
              <text:p><text:span text:style-name="T5"/></text:p>
              <text:p><text:span text:style-name="T5">Die Abenteurer bewerben sich nun auf eine Anzahl an Abenteuern. </text:span></text:p>
              <text:p><text:span text:style-name="T5">Dort bilden sie selbst Koorlitionen und verhandeln das Jeweilige Outcome.</text:span></text:p>
              <text:p><text:span text:style-name="T5"/></text:p>
              <text:p><text:span text:style-name="T5">Die Quests werden so vergeben, das kein Überschuss bestehen kann.</text:span></text:p>
              <text:p><text:span text:style-name="T5">Restskills können anschließend in weitere Abenteuer investiert werden. <text:s/>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Unterangebot - Auftragsverteilung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Angewendeten Methoden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5">
              <text:list-item>
                <text:p text:style-name="P7"><text:span text:style-name="T3">Utilityfunctions (Inkusive. Rewardabschätzung)</text:span></text:p>
              </text:list-item>
              <text:list-item>
                <text:p text:style-name="P7"><text:span text:style-name="T3">Konzept (Dummy/Vetosspieler)</text:span></text:p>
              </text:list-item>
              <text:list-item>
                <text:p text:style-name="P7"><text:span text:style-name="T3">Banzhaf Power Index</text:span></text:p>
              </text:list-item>
              <text:list-item>
                <text:p text:style-name="P7"><text:span text:style-name="T3">Shapley Value</text:span></text:p>
              </text:list-item>
              <text:list-item>
                <text:p text:style-name="P7"><text:span text:style-name="T3">Powerpruning</text:span></text:p>
              </text:list-item>
              <text:list-item>
                <text:p text:style-name="P7"><text:span text:style-name="T3">Deadline</text:span></text:p>
              </text:list-item>
            </text:list>
            <text:p text:style-name="P1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user-transformed="true">
            <draw:text-box>
              <text:p text:style-name="P12"><text:span text:style-name="T7">Powerpruning:</text:span></text:p>
              <text:p text:style-name="P12"><text:span text:style-name="T8">Bei Überschuss geben die Agenten Skills in Abhängigkeit ihrer Investierten Power ab. Sie behalten für die Verhandlung ihren Alten Wert</text:span></text:p>
              <text:p text:style-name="P12"><text:span text:style-name="T8"/></text:p>
            </draw:text-box>
          </draw:frame>
        </presentation:notes>
      </draw:page>
      <draw:page draw:name="Verhandlungsphase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Evaluation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3">asd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Evaluation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3">asd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Evaluation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3">asd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Evaluation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3">asd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Evaluation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3">asd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Resumé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3">asd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2">Future Work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3">pseudoverteilten → verteilten Algorithmus</text:span></text:p>
              </text:list-item>
              <text:list-item>
                <text:p text:style-name="P7"><text:span text:style-name="T3">Einbindung von Echtem “Maschinellen Lernen”</text:span></text:p>
              </text:list-item>
              <text:list-item>
                <text:p text:style-name="P7"><text:span text:style-name="T3">Grpßflächige Untersuchung veränderter Parameter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3" draw:layer="layout" svg:width="16.799cm" svg:height="13.364cm" svg:x="2.1cm" svg:y="14.107cm" presentation:class="notes">
            <draw:text-box>
              <text:p><text:span text:style-name="T6">Der Algorithmus ist hier nur Quasiverteilt. </text:span></text:p>
              <text:p><text:span text:style-name="T6"/></text:p>
              <text:p><text:span text:style-name="T6">Durch die Anwendung von Maschinellem Lernen lassen sich sicherlich genauerer Ergebnisse finden, als <text:s/>duch simplen Anwendung von Grundideen.</text:span></text:p>
              <text:p><text:span text:style-name="T6"/></text:p>
              <text:p><text:span text:style-name="T6">Die Stellschrauben sind u.a. Nutzenfunktion, Quests(Größe, Reward, Menge), Abenteurer(Skills, Power,Menge)</text:span></text:p>
              <text:p><text:span text:style-name="T6"><text:s/></text:span></text:p>
            </draw:text-box>
          </draw:frame>
        </presentation:notes>
      </draw:page>
      <draw:page draw:name="page14" draw:style-name="dp1" draw:master-page-name="Titel_20_und_20_Inhalt" presentation:presentation-page-layout-name="AL2T11">
        <draw:frame draw:name="Titel 1" presentation:style-name="pr4" draw:text-style-name="P6" draw:layer="layout" svg:width="9.679cm" svg:height="3.668cm" svg:x="9.121cm" svg:y="8.332cm" presentation:class="title" presentation:user-transformed="true">
          <draw:text-box>
            <text:p text:style-name="P5"><text:span text:style-name="T2">Platz für Frag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bfbfb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3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g draw:name="Group 6" drawooo:display="printer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3" draw:layer="layout" svg:width="8.353cm" svg:height="19.073cm" svg:x="25.504cm" svg:y="-0.024cm">
          <text:p/>
          <draw:enhanced-geometry draw:mirror-horizontal="false" draw:mirror-vertical="false" svg:viewBox="0 0 8354 19074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3" draw:layer="layout" svg:width="7.189cm" svg:height="19.073cm" svg:x="26.676cm" svg:y="-0.024cm">
          <text:p/>
          <draw:enhanced-geometry draw:mirror-horizontal="false" draw:mirror-vertical="false" svg:viewBox="0 0 7190 19074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3" draw:layer="layout" svg:width="9.054cm" svg:height="10.582cm" svg:x="24.812cm" svg:y="8.467cm">
          <text:p/>
          <draw:enhanced-geometry draw:mirror-horizontal="false" draw:mirror-vertical="false" svg:viewBox="0 0 9055 10583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3" draw:layer="layout" svg:width="7.928cm" svg:height="19.073cm" svg:x="25.929cm" svg:y="-0.024cm">
          <text:p/>
          <draw:enhanced-geometry draw:mirror-horizontal="false" draw:mirror-vertical="false" svg:viewBox="0 0 7929 19074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3" draw:layer="layout" svg:width="3.583cm" svg:height="19.073cm" svg:x="30.274cm" svg:y="-0.024cm">
          <text:p/>
          <draw:enhanced-geometry draw:mirror-horizontal="false" draw:mirror-vertical="false" svg:viewBox="0 0 3584 19074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3" draw:layer="layout" svg:width="3.471cm" svg:height="19.073cm" svg:x="30.386cm" svg:y="-0.024cm">
          <text:p/>
          <draw:enhanced-geometry draw:mirror-horizontal="false" draw:mirror-vertical="false" svg:viewBox="0 0 3472 19074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3" draw:layer="layout" svg:width="5.047cm" svg:height="9.077cm" svg:x="28.81cm" svg:y="9.972cm">
          <text:p/>
          <draw:enhanced-geometry draw:mirror-horizontal="false" draw:mirror-vertical="false" svg:viewBox="0 0 5048 9078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3" draw:layer="layout" svg:width="1.245cm" svg:height="7.901cm" svg:x="0cm" svg:y="11.148cm">
          <text:p/>
          <draw:enhanced-geometry draw:mirror-horizontal="false" draw:mirror-vertical="false" svg:viewBox="0 0 1246 7902" draw:text-areas="?f1 ?f5 ?f4 ?f6" draw:type="ooxml-triangle" draw:modifiers="108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6">
        <draw:line draw:name="Straight Connector 31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3" draw:layer="layout" svg:width="8.353cm" svg:height="19.073cm" svg:x="25.504cm" svg:y="-0.024cm">
          <text:p/>
          <draw:enhanced-geometry draw:mirror-horizontal="false" draw:mirror-vertical="false" svg:viewBox="0 0 8354 19074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3" draw:layer="layout" svg:width="7.189cm" svg:height="19.073cm" svg:x="26.676cm" svg:y="-0.024cm">
          <text:p/>
          <draw:enhanced-geometry draw:mirror-horizontal="false" draw:mirror-vertical="false" svg:viewBox="0 0 7190 19074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7" draw:text-style-name="MP3" draw:layer="layout" svg:width="9.054cm" svg:height="10.582cm" svg:x="24.812cm" svg:y="8.467cm">
          <text:p/>
          <draw:enhanced-geometry draw:mirror-horizontal="false" draw:mirror-vertical="false" svg:viewBox="0 0 9055 10583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3" draw:layer="layout" svg:width="7.928cm" svg:height="19.073cm" svg:x="25.929cm" svg:y="-0.024cm">
          <text:p/>
          <draw:enhanced-geometry draw:mirror-horizontal="false" draw:mirror-vertical="false" svg:viewBox="0 0 7929 19074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3" draw:layer="layout" svg:width="3.583cm" svg:height="19.073cm" svg:x="30.274cm" svg:y="-0.024cm">
          <text:p/>
          <draw:enhanced-geometry draw:mirror-horizontal="false" draw:mirror-vertical="false" svg:viewBox="0 0 3584 19074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3" draw:layer="layout" svg:width="3.471cm" svg:height="19.073cm" svg:x="30.386cm" svg:y="-0.024cm">
          <text:p/>
          <draw:enhanced-geometry draw:mirror-horizontal="false" draw:mirror-vertical="false" svg:viewBox="0 0 3472 19074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1" draw:text-style-name="MP3" draw:layer="layout" svg:width="5.047cm" svg:height="9.077cm" svg:x="28.81cm" svg:y="9.972cm">
          <text:p/>
          <draw:enhanced-geometry draw:mirror-horizontal="false" draw:mirror-vertical="false" svg:viewBox="0 0 5048 9078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2" draw:text-style-name="MP3" draw:layer="layout" svg:width="2.34cm" svg:height="15.738cm" draw:transform="rotate (-3.14159265358979) translate (2.341cm 15.739cm)">
          <text:p/>
          <draw:enhanced-geometry draw:mirror-horizontal="false" draw:mirror-vertical="false" svg:viewBox="0 0 2341 15739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5" draw:layer="backgroundobjects" svg:width="21.574cm" svg:height="4.572cm" svg:x="4.186cm" svg:y="6.679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Date Placeholder 3" presentation:style-name="Mpr2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<text:date style:data-style-name="D1" text:date-value="2015-02-07">07.02.15</text:date></text:span></text:p>
        </draw:text-box>
      </draw:frame>
      <draw:frame draw:name="Footer Placeholder 4" presentation:style-name="Mpr2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g draw:name="Group 6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3" draw:layer="layout" svg:width="8.353cm" svg:height="19.073cm" svg:x="25.504cm" svg:y="-0.024cm">
          <text:p/>
          <draw:enhanced-geometry draw:mirror-horizontal="false" draw:mirror-vertical="false" svg:viewBox="0 0 8354 19074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3" draw:layer="layout" svg:width="7.189cm" svg:height="19.073cm" svg:x="26.676cm" svg:y="-0.024cm">
          <text:p/>
          <draw:enhanced-geometry draw:mirror-horizontal="false" draw:mirror-vertical="false" svg:viewBox="0 0 7190 19074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3" draw:layer="layout" svg:width="9.054cm" svg:height="10.582cm" svg:x="24.812cm" svg:y="8.467cm">
          <text:p/>
          <draw:enhanced-geometry draw:mirror-horizontal="false" draw:mirror-vertical="false" svg:viewBox="0 0 9055 10583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3" draw:layer="layout" svg:width="7.928cm" svg:height="19.073cm" svg:x="25.929cm" svg:y="-0.024cm">
          <text:p/>
          <draw:enhanced-geometry draw:mirror-horizontal="false" draw:mirror-vertical="false" svg:viewBox="0 0 7929 19074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3" draw:layer="layout" svg:width="3.583cm" svg:height="19.073cm" svg:x="30.274cm" svg:y="-0.024cm">
          <text:p/>
          <draw:enhanced-geometry draw:mirror-horizontal="false" draw:mirror-vertical="false" svg:viewBox="0 0 3584 19074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3" draw:layer="layout" svg:width="3.471cm" svg:height="19.073cm" svg:x="30.386cm" svg:y="-0.024cm">
          <text:p/>
          <draw:enhanced-geometry draw:mirror-horizontal="false" draw:mirror-vertical="false" svg:viewBox="0 0 3472 19074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3" draw:layer="layout" svg:width="5.047cm" svg:height="9.077cm" svg:x="28.81cm" svg:y="9.972cm">
          <text:p/>
          <draw:enhanced-geometry draw:mirror-horizontal="false" draw:mirror-vertical="false" svg:viewBox="0 0 5048 9078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3" draw:layer="layout" svg:width="1.245cm" svg:height="7.901cm" svg:x="0cm" svg:y="11.148cm">
          <text:p/>
          <draw:enhanced-geometry draw:mirror-horizontal="false" draw:mirror-vertical="false" svg:viewBox="0 0 1246 7902" draw:text-areas="?f1 ?f5 ?f4 ?f6" draw:type="ooxml-triangle" draw:modifiers="108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9" draw:layer="backgroundobjects" svg:width="23.879cm" svg:height="3.668cm" svg:x="1.881cm" svg:y="1.693cm" presentation:class="title" presentation:user-transformed="true">
        <draw:text-box>
          <text:p text:style-name="MP8"><text:span text:style-name="MT5">Click to edit the title text formatTitelmasterformat durch Klicken bearbeiten</text:span></text:p>
        </draw:text-box>
      </draw:frame>
      <draw:frame draw:name="Content Placeholder 2" presentation:style-name="Mpr6" draw:text-style-name="MP12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<text:date style:data-style-name="D1" text:date-value="2015-02-07">07.02.15</text:date></text:span></text:p>
        </draw:text-box>
      </draw:frame>
      <draw:frame draw:name="Footer Placeholder 4" presentation:style-name="Mpr7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Katja Kamp</meta:initial-creator>
    <meta:editing-cycles>9</meta:editing-cycles>
    <meta:creation-date>2014-12-07T14:10:26</meta:creation-date>
    <dc:date>2015-02-07T19:35:31.380000000</dc:date>
    <meta:editing-duration>PT10M35S</meta:editing-duration>
    <meta:generator>LibreOffice/4.3.5.2$Windows_x86 LibreOffice_project/3a87456aaa6a95c63eea1c1b3201acedf0751bd5</meta:generator>
    <meta:document-statistic meta:object-count="12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Facet" xlink:href=""/>
  </office:meta>
</office:document-meta>
</file>